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040b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étodos de Busca</text:p>
      <text:p text:style-name="P1">-Busca Sequencial</text:p>
      <text:p text:style-name="P1">-Busca Sequencial com sentinela</text:p>
      <text:p text:style-name="P1">-2 otimiza<text:span text:style-name="T2">çõ</text:span>es para Busca Sequencial</text:p>
      <text:p text:style-name="P1">-Busca Sequencial com índice primário</text:p>
      <text:p text:style-name="P1">-Busca Sequencial com índice secundário</text:p>
      <text:p text:style-name="P1">-Busca Binária</text:p>
      <text:p text:style-name="P1">-Busca por Interpola<text:span text:style-name="T2">çã</text:span>o</text:p>
      <text:p text:style-name="P3"/>
      <text:p text:style-name="P1">Algoritmos de Ordena<text:span text:style-name="T2">çã</text:span>o</text:p>
      <text:p text:style-name="P1">-Selection Sort</text:p>
      <text:p text:style-name="P1">-Insertion Sort</text:p>
      <text:p text:style-name="P1">-Shell Sort</text:p>
      <text:p text:style-name="P1">-Bubble Sort</text:p>
      <text:p text:style-name="P1">-Bucket Sort</text:p>
      <text:p text:style-name="P1">--como método para dividir</text:p>
      <text:p text:style-name="P1">--recursivo</text:p>
      <text:p text:style-name="P1">-Merge Sort</text:p>
      <text:p text:style-name="P1">--Iterativo</text:p>
      <text:p text:style-name="P1">--Recursivo</text:p>
      <text:p text:style-name="P1">-Quicksort</text:p>
      <text:p text:style-name="P1">-Heap Sort</text:p>
      <text:p text:style-name="P1">--HEAPS!</text:p>
      <text:p text:style-name="P1">--insere/remove</text:p>
      <text:p text:style-name="P1">--build_heap/heapify</text:p>
      <text:p text:style-name="P1">-Counting Sort</text:p>
      <text:p text:style-name="P1">-Radix Sort</text:p>
      <text:p text:style-name="P1">--MSD</text:p>
      <text:p text:style-name="P1">--LSD</text:p>
      <text:p text:style-name="P3"/>
      <text:p text:style-name="P2"><text:span text:style-name="T1">Árvores Balanceadas</text:span></text:p>
      <text:p text:style-name="P1">-AVL</text:p>
      <text:p text:style-name="P1">-R&amp;B</text:p>
      <text:p text:style-name="P3"/>
      <text:p text:style-name="P5">Mediana em tempo line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10:36.204600213</meta:creation-date>
    <dc:date>2017-04-17T17:11:42.392068694</dc:date>
    <meta:editing-duration>PT1M6S</meta:editing-duration>
    <meta:editing-cycles>1</meta:editing-cycles>
    <meta:document-statistic meta:table-count="0" meta:image-count="0" meta:object-count="0" meta:page-count="1" meta:paragraph-count="32" meta:word-count="80" meta:character-count="519" meta:non-whitespace-character-count="480"/>
    <meta:generator>LibreOffice/5.1.6.2$Linux_X86_64 LibreOffice_project/10m0$Build-2</meta:generator>
  </office:meta>
</office:document-meta>
</file>